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08cm"/>
    </style:style>
    <style:style style:name="co2" style:family="table-column">
      <style:table-column-properties fo:break-before="auto" style:column-width="32.117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berte de mouvement dans les sables</text:p>
          </table:table-cell>
          <table:table-cell office:value-type="string" calcext:value-type="string">
            <text:p>Accorde 10 de deplacement bonus <text:s/>l armande et l empche d tre entrave dans les sables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ffes naturelles</text:p>
          </table:table-cell>
          <table:table-cell office:value-type="string" calcext:value-type="string">
            <text:p>L armande a des armes naturelles infligeant 4 de &lt;deg&gt;&lt;/deg&gt;ts bonus mais conferant <text:s/>l armande un malus de 30 en precision et en habilete pour la manipulation des objets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Non-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re esquive des sables</text:p>
          </table:table-cell>
          <table:table-cell office:value-type="string" calcext:value-type="string">
            <text:p>-10 aux jets d esquive dans le s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stance accrue</text:p>
          </table:table-cell>
          <table:table-cell office:value-type="string" calcext:value-type="string">
            <text:p>+1 de resistance par &lt;n&gt;&lt;/n&gt;iveau</text:p>
          </table:table-cell>
          <table:table-cell office:value-type="string" calcext:value-type="string">
            <text:p>Amelioration de stats</text:p>
          </table:table-cell>
          <table:table-cell office:value-type="string" calcext:value-type="string">
            <text:p>Non-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ce accrue</text:p>
          </table:table-cell>
          <table:table-cell office:value-type="string" calcext:value-type="string">
            <text:p>+1 de force par niveau</text:p>
          </table:table-cell>
          <table:table-cell office:value-type="string" calcext:value-type="string">
            <text:p>Amelioration de stats</text:p>
          </table:table-cell>
          <table:table-cell office:value-type="string" calcext:value-type="string">
            <text:p>Non-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rtivite accrue de larmande</text:p>
          </table:table-cell>
          <table:table-cell office:value-type="string" calcext:value-type="string">
            <text:p>+10 en furtivite</text:p>
          </table:table-cell>
          <table:table-cell office:value-type="string" calcext:value-type="string">
            <text:p>Amelioration de stats</text:p>
          </table:table-cell>
          <table:table-cell office:value-type="string" calcext:value-type="string">
            <text:p>Non-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 inebranlable</text:p>
          </table:table-cell>
          <table:table-cell office:value-type="string" calcext:value-type="string">
            <text:p>L armande qui utilise cette competence enfonce ses pattes arrieres dans le sol, gagne 10 de resistance tant qu elle reste immobile et -50 aux jets de resistance au chute ainsi que -20 aux jets de parad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Non-magi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mier secours</text:p>
          </table:table-cell>
          <table:table-cell office:value-type="string" calcext:value-type="string">
            <text:p>Permet d apporter les premiers secours (bandages, garrots ect)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Non-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xterite accrue</text:p>
          </table:table-cell>
          <table:table-cell office:value-type="string" calcext:value-type="string">
            <text:p>Augmente de 1 point la dexterite</text:p>
          </table:table-cell>
          <table:table-cell office:value-type="string" calcext:value-type="string">
            <text:p>Amelioration de stats</text:p>
          </table:table-cell>
          <table:table-cell office:value-type="string" calcext:value-type="string">
            <text:p>Non-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rit accrue</text:p>
          </table:table-cell>
          <table:table-cell office:value-type="string" calcext:value-type="string">
            <text:p>Augmente de 1 point l esprit</text:p>
          </table:table-cell>
          <table:table-cell office:value-type="string" calcext:value-type="string">
            <text:p>Amelioration de stats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perforante</text:p>
          </table:table-cell>
          <table:table-cell office:value-type="string" calcext:value-type="string">
            <text:p>Enchante une fleche qui reduit l armure touche de 2+0,5/N points de resistance pendant 1D6 min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 accrue</text:p>
          </table:table-cell>
          <table:table-cell office:value-type="string" calcext:value-type="string">
            <text:p>Augmente de 10 points la precision</text:p>
          </table:table-cell>
          <table:table-cell office:value-type="string" calcext:value-type="string">
            <text:p>Amelioration de stats</text:p>
          </table:table-cell>
          <table:table-cell office:value-type="string" calcext:value-type="string">
            <text:p>Non-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hargement d arbalete rapide</text:p>
          </table:table-cell>
          <table:table-cell office:value-type="string" calcext:value-type="string">
            <text:p>Permet de supprimer le tour de rechargement de l arbalete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Non-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r longue portee</text:p>
          </table:table-cell>
          <table:table-cell office:value-type="string" calcext:value-type="string">
            <text:p>"Permet d atteindre une cible visible situe <text:s/>250metres, variable selon l armement"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ture de la magie</text:p>
          </table:table-cell>
          <table:table-cell office:value-type="string" calcext:value-type="string">
            <text:p>permet de lire les ecritures magique. Necessaire <text:s/>l'utilisation de parchemin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<text:s/>?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r <text:s/>bout portant</text:p>
          </table:table-cell>
          <table:table-cell office:value-type="string" calcext:value-type="string">
            <text:p>Permet de tirer sur une cible <text:s/>moins de 5 metres, ajoutant 5 au degats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de feu</text:p>
          </table:table-cell>
          <table:table-cell office:value-type="string" calcext:value-type="string">
            <text:p>Invoque une fleche elementaire qui Inflige 15+2/N dommages magique de l element choisi sur une cible (portee: 20 metres)) (choix de l element <text:s/>lacquisition du sort.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eblouissante</text:p>
          </table:table-cell>
          <table:table-cell office:value-type="string" calcext:value-type="string">
            <text:p>"Enchante une fleche qui projette une lumiere eblouissante au contact sur un rayon de 10m, -10 en precision, Resistance intelligence -20"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verture</text:p>
          </table:table-cell>
          <table:table-cell office:value-type="string" calcext:value-type="string">
            <text:p>L'archer-mage peut s interposer <text:s/>1(+1/N) attaque(s) par tour ciblant un allie <text:s/>moins de 3m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Non-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d eau</text:p>
          </table:table-cell>
          <table:table-cell office:value-type="string" calcext:value-type="string">
            <text:p>Invoque une fleche elementaire qui Inflige 15+2/N dommages magique de l element choisi sur une cible (portee: 20 metres)) (choix de l element <text:s/>lacquisition du sort.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de foudre</text:p>
          </table:table-cell>
          <table:table-cell office:value-type="string" calcext:value-type="string">
            <text:p>Invoque une fleche elementaire qui Inflige 15+2/N dommages magique de l element choisi sur une cible (portee: 20 metres)) (choix de l element <text:s/>lacquisition du sort.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vegetale</text:p>
          </table:table-cell>
          <table:table-cell office:value-type="string" calcext:value-type="string">
            <text:p>Invoque une fleche elementaire qui Inflige 15+2/N dommages magique de l element choisi sur une cible (portee: 20 metres)) (choix de l element <text:s/>lacquisition du sort.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d air</text:p>
          </table:table-cell>
          <table:table-cell office:value-type="string" calcext:value-type="string">
            <text:p>Invoque une fleche elementaire qui Inflige 15+2/N dommages magique de l element choisi sur une cible (portee: 20 metres)) (choix de l element <text:s/>lacquisition du sort.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de tenebres</text:p>
          </table:table-cell>
          <table:table-cell office:value-type="string" calcext:value-type="string">
            <text:p>Invoque une fleche elementaire qui Inflige 15+2/N dommages magique de l element choisi sur une cible (portee: 20 metres)) (choix de l element <text:s/>lacquisition du sort.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de lumiere</text:p>
          </table:table-cell>
          <table:table-cell office:value-type="string" calcext:value-type="string">
            <text:p>Invoque une fleche elementaire qui Inflige 15+2/N dommages magique de l element choisi sur une cible (portee: 20 metres)) (choix de l element <text:s/>lacquisition du sort.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he de glace</text:p>
          </table:table-cell>
          <table:table-cell office:value-type="string" calcext:value-type="string">
            <text:p>Invoque une fleche elementaire qui Inflige 15+2/N dommages magique de l element choisi sur une cible (portee: 20 metres)) (choix de l element <text:s/>lacquisition du sort.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agi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Permet de voler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Non-mag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t <text:s/>charismat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piration aquat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té de mouvement aquat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hargement d arbalete rapid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17:25:59.422123954</dc:date>
    <dc:creator>exopole </dc:creator>
    <meta:document-statistic meta:table-count="1" meta:cell-count="166" meta:object-count="0"/>
    <meta:generator>LibreOffice/4.2.8.2$Linux_X86_64 LibreOffice_project/420m0$Build-2</meta:generator>
  </office:meta>
</office:document-meta>
</file>